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2cm" svg:stroke-color="#808080" draw:marker-start-width="0.6cm" draw:marker-end-width="0.6cm" svg:stroke-opacity="75%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stroke-dash="Fine_20_Dashed" svg:stroke-color="#808080" svg:stroke-opacity="75%" draw:fill="none" draw:fill-color="#c0c0c0" draw:opacity="25%" draw:textarea-horizontal-align="center" draw:textarea-vertical-align="bottom" draw:shadow-opacity="25%"/>
    </style:style>
    <style:style style:name="gr4" style:family="graphic" style:parent-style-name="Interactions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-dash="Dash_20_1" draw:fill-color="#ffff99" draw:fill-gradient-name="Gradient_20_7" draw:fill-hatch-name="Hatch_20_1" draw:fill-image-name="Bitmape_20_1" draw:textarea-vertical-align="middle" draw:auto-grow-height="false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dash" draw:stroke-dash="Fine_20_Dashed" svg:stroke-color="#808080" draw:fill="solid" draw:fill-color="#ffffcc"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Verdana" style:font-style-name="Normal" style:font-family-generic="swiss" style:font-pitch="variable" fo:font-size="11pt" style:font-size-asian="18pt" style:font-size-complex="18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  <style:text-properties fo:font-weight="bold"/>
    </style:style>
    <style:style style:name="P5" style:family="paragraph">
      <style:paragraph-properties fo:margin-left="0cm" fo:margin-right="0cm" fo:text-align="center" fo:text-indent="0cm"/>
      <style:text-properties fo:color="#c0c0c0" fo:font-size="18pt" fo:font-weight="bold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color="#808080" fo:font-size="18pt" style:font-size-asian="18pt" style:font-size-complex="18pt"/>
    </style:style>
    <style:style style:name="T1" style:family="text">
      <style:text-properties fo:font-family="Verdana" style:font-style-name="Normal" style:font-family-generic="swiss" style:font-pitch="variable" fo:font-size="11pt" style:font-size-asian="18pt" style:font-size-complex="18pt"/>
    </style:style>
    <style:style style:name="T2" style:family="text">
      <style:text-properties style:font-size-asian="18pt" style:font-size-complex="18pt"/>
    </style:style>
    <style:style style:name="T3" style:family="text">
      <style:text-properties fo:font-weight="bold"/>
    </style:style>
    <style:style style:name="T4" style:family="text">
      <style:text-properties fo:color="#c0c0c0" fo:font-size="18pt" fo:font-weight="bold" style:font-size-asian="18pt" style:font-size-complex="18pt"/>
    </style:style>
    <style:style style:name="T5" style:family="text">
      <style:text-properties fo:color="#808080" fo:font-size="18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8.1cm" svg:y1="1cm" svg:x2="8.1cm" svg:y2="20cm">
          <text:p text:style-name="P3"/>
        </draw:line>
        <draw:line draw:style-name="gr1" draw:text-style-name="P1" draw:layer="layout" svg:x1="22.744cm" svg:y1="1cm" svg:x2="22.744cm" svg:y2="20cm">
          <text:p text:style-name="P3"/>
        </draw:line>
        <draw:custom-shape draw:style-name="gr2" draw:text-style-name="P2" draw:layer="layout" svg:width="3.244cm" svg:height="0.919cm" svg:x="2.01cm" svg:y="4.081cm">
          <text:p text:style-name="P1"><text:span text:style-name="T1">....tpl</text:span></text:p>
          <draw:enhanced-geometry svg:viewBox="0 0 21600 21600" draw:glue-points="10800 0 0 10800 10800 21600 21600 10800" draw:text-areas="0 0 21600 ?f11" draw:type="paper" draw:modifiers="19143.614096475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3.244cm" svg:height="0.919cm" svg:x="1.81cm" svg:y="3.38cm">
          <text:p text:style-name="P1"><text:span text:style-name="T1">show.tpl</text:span></text:p>
          <draw:enhanced-geometry svg:viewBox="0 0 21600 21600" draw:glue-points="10800 0 0 10800 10800 21600 21600 10800" draw:text-areas="0 0 21600 ?f11" draw:type="paper" draw:modifiers="19143.614096475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rect draw:style-name="ClassHeader" draw:layer="layout" svg:width="7.5cm" svg:height="1cm" svg:x="19cm" svg:y="1.6cm">
          <text:p text:style-name="P3"><text:span text:style-name="T2">Contact</text:span></text:p>
        </draw:rect>
        <draw:rect draw:style-name="ClassProps" draw:layer="layout" svg:width="7.5cm" svg:height="6cm" svg:x="19cm" svg:y="2.6cm">
          <text:p text:style-name="P3">public string titre</text:p>
          <text:p text:style-name="P3">public string nom</text:p>
          <text:p text:style-name="P3">public string prenom</text:p>
          <text:p text:style-name="P3">public string adresse</text:p>
          <text:p text:style-name="P3">public string npa</text:p>
          <text:p text:style-name="P3">public string ville</text:p>
          <text:p text:style-name="P3">public string telephone</text:p>
          <text:p text:style-name="P3">public string mobile</text:p>
          <text:p text:style-name="P3">public string commentaire</text:p>
        </draw:rect>
        <draw:rect draw:style-name="ClassMethods" draw:layer="layout" svg:width="7.5cm" svg:height="6cm" svg:x="19cm" svg:y="8.6cm">
          <text:p text:style-name="P3">void setTitre(string valeur)</text:p>
          <text:p text:style-name="P3">void setNom(string valeur)</text:p>
          <text:p text:style-name="P3">void setPrenom(string valeur)</text:p>
          <text:p text:style-name="P3">void setAdresse(string valeur)</text:p>
          <text:p text:style-name="P3">void setNpa(string valeur)</text:p>
          <text:p text:style-name="P3">void setVille(string valeur)</text:p>
          <text:p text:style-name="P3">void setTelephone(string valeur)</text:p>
          <text:p text:style-name="P3">void setMobile(string valeur)</text:p>
          <text:p text:style-name="P3">void setCommentaire(string valeur)</text:p>
        </draw:rect>
        <draw:custom-shape draw:style-name="gr2" draw:text-style-name="P4" draw:layer="layout" svg:width="3cm" svg:height="2.905cm" svg:x="25.875cm" svg:y="16.195cm">
          <text:p text:style-name="P1"><text:span text:style-name="T3">BD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ClassHeader" draw:layer="layout" svg:width="7.5cm" svg:height="1cm" svg:x="9.5cm" svg:y="14.2cm">
          <text:p text:style-name="P3"><text:span text:style-name="T2">ContactManager</text:span></text:p>
        </draw:rect>
        <draw:rect draw:style-name="ClassProps" draw:layer="layout" svg:width="7.5cm" svg:height="1cm" svg:x="9.5cm" svg:y="15.2cm">
          <text:p text:style-name="P3">protected DB db</text:p>
        </draw:rect>
        <draw:rect draw:style-name="ClassMethods" draw:layer="layout" svg:width="7.5cm" svg:height="2.5cm" svg:x="9.5cm" svg:y="16.2cm">
          <text:p text:style-name="P3">Contact[] getAll()</text:p>
          <text:p text:style-name="P3">Contact[] searchByName(string nom)</text:p>
          <text:p text:style-name="P3">Contact[] add(Contact unContact)</text:p>
        </draw:rect>
        <draw:rect draw:style-name="ClassHeader" draw:layer="layout" svg:width="9cm" svg:height="1cm" svg:x="3.5cm" svg:y="6.1cm">
          <text:p text:style-name="P3"><text:span text:style-name="T2">ContactBook</text:span></text:p>
        </draw:rect>
        <draw:rect draw:style-name="ClassProps" draw:layer="layout" svg:width="9cm" svg:height="1.5cm" svg:x="3.5cm" svg:y="7.1cm">
          <text:p text:style-name="P3">protected ContactManager contactManager</text:p>
          <text:p text:style-name="P3">protected Smarty smarty</text:p>
        </draw:rect>
        <draw:rect draw:style-name="ClassMethods" draw:layer="layout" svg:width="9cm" svg:height="4cm" svg:x="3.5cm" svg:y="8.6cm">
          <text:p text:style-name="P3">void showContacts()</text:p>
          <text:p text:style-name="P3">void showSearchForm()</text:p>
          <text:p text:style-name="P3">void showSearchResults()</text:p>
          <text:p text:style-name="P3">void showAddForm()</text:p>
          <text:p text:style-name="P3">void doAdd(Contact unContact)</text:p>
          <text:p text:style-name="P3">void main()</text:p>
        </draw:rect>
        <draw:rect draw:style-name="gr3" draw:text-style-name="P5" draw:layer="layout" svg:width="15cm" svg:height="1cm" svg:x="8cm" svg:y="19cm">
          <text:p text:style-name="P1"><text:span text:style-name="T4">Traitements</text:span></text:p>
        </draw:rect>
        <draw:rect draw:style-name="gr3" draw:text-style-name="P5" draw:layer="layout" svg:width="5.956cm" svg:height="1cm" svg:x="22.744cm" svg:y="19cm">
          <text:p text:style-name="P1"><text:span text:style-name="T4">Données</text:span></text:p>
        </draw:rect>
        <draw:rect draw:style-name="gr3" draw:text-style-name="P5" draw:layer="layout" svg:width="7cm" svg:height="1cm" svg:x="1cm" svg:y="19cm">
          <text:p text:style-name="P1"><text:span text:style-name="T4">Présentation</text:span></text:p>
        </draw:rect>
        <draw:custom-shape draw:style-name="gr2" draw:text-style-name="P2" draw:layer="layout" svg:width="3.244cm" svg:height="0.919cm" svg:x="1.673cm" svg:y="2.633cm">
          <text:p text:style-name="P1"><text:span text:style-name="T1">footer.tpl</text:span></text:p>
          <draw:enhanced-geometry svg:viewBox="0 0 21600 21600" draw:glue-points="10800 0 0 10800 10800 21600 21600 10800" draw:text-areas="0 0 21600 ?f11" draw:type="paper" draw:modifiers="19143.614096475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3.244cm" svg:height="0.919cm" svg:x="1.5cm" svg:y="1.887cm">
          <text:p text:style-name="P1"><text:span text:style-name="T1">header.tpl</text:span></text:p>
          <draw:enhanced-geometry svg:viewBox="0 0 21600 21600" draw:glue-points="10800 0 0 10800 10800 21600 21600 10800" draw:text-areas="0 0 21600 ?f11" draw:type="paper" draw:modifiers="19143.614096475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3.244cm" svg:height="0.919cm" svg:x="3.117cm" svg:y="14.089cm">
          <text:p text:style-name="P1"><text:span text:style-name="T1">index.php</text:span></text:p>
          <draw:enhanced-geometry svg:viewBox="0 0 21600 21600" draw:glue-points="10800 0 0 10800 10800 21600 21600 10800" draw:text-areas="0 0 21600 ?f11" draw:type="paper" draw:modifiers="19143.614096475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6" draw:layer="layout" svg:width="1.5cm" svg:height="1.833cm" svg:x="1.692cm" svg:y="16.168cm">
          <text:p text:style-name="P1"/>
          <text:p text:style-name="P1"/>
          <text:p text:style-name="P1"/>
          <text:p text:style-name="P1">Navigateur</text:p>
          <text:p text:style-name="P1">Utilisateur</text:p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6" draw:layer="layout" svg:width="1.5cm" svg:height="1cm" draw:transform="rotate (0.7853981633973) translate (2.399cm 15.85cm)">
          <text:p text:style-name="P3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ClassHeader" draw:layer="layout" svg:width="3.8cm" svg:height="1cm" svg:x="20.841cm" svg:y="16.6cm">
          <text:p text:style-name="P3"><text:span text:style-name="T2">PEAR::DB</text:span></text:p>
        </draw:rect>
        <draw:rect draw:style-name="ClassHeader" draw:layer="layout" svg:width="4.5cm" svg:height="1cm" svg:x="6cm" svg:y="3cm">
          <text:p text:style-name="P3"><text:span text:style-name="T2">Smarty</text:span></text:p>
        </draw:rect>
        <draw:custom-shape draw:style-name="gr4" draw:text-style-name="P6" draw:layer="layout" svg:width="0.966cm" svg:height="1cm" draw:transform="rotate (-0.261799387800286) translate (5.21cm 2.715cm)">
          <text:p text:style-name="P3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6" draw:layer="layout" svg:width="1.06cm" svg:height="1cm" svg:x="24.741cm" svg:y="16.67cm">
          <text:p text:style-name="P3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cm" svg:height="2cm" svg:x="9cm" svg:y="4.062cm">
          <text:p text:style-name="P1">Utilise</text:p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draw:layer="layout" svg:width="1cm" svg:height="1.5cm" svg:x="10.5cm" svg:y="12.655cm">
          <text:p text:style-name="P1">Utilise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6.338cm" svg:height="1cm" svg:x="12.6cm" svg:y="9.5cm">
          <text:p text:style-name="P7"><text:span text:style-name="T5">Utilise</text:span></text:p>
          <draw:enhanced-geometry svg:viewBox="0 0 21600 21600" draw:text-areas="0 ?f0 ?f5 ?f2" draw:type="right-arrow" draw:modifiers="18539.916935856 5027.7722277722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938cm" svg:height="1cm" svg:x="17.062cm" svg:y="14cm">
          <text:p text:style-name="P1">Utilise</text:p>
          <draw:enhanced-geometry svg:viewBox="0 0 21600 21600" draw:text-areas="0 ?f0 ?f5 ?f2" draw:type="right-arrow" draw:modifiers="16252.9138731305 5135.664335664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3.779cm" svg:height="1cm" svg:x="17.062cm" svg:y="16.5cm">
          <text:p text:style-name="P1">Utilise</text:p>
          <draw:enhanced-geometry svg:viewBox="0 0 21600 21600" draw:text-areas="0 ?f0 ?f5 ?f2" draw:type="right-arrow" draw:modifiers="18539.916935856 5027.7722277722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cm" svg:height="1.242cm" svg:x="5.128cm" svg:y="12.727cm">
          <text:p text:style-name="P1">Utilise</text:p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lassDiagram" style:family="graphic" style:parent-style-name="standard">
      <style:graphic-properties draw:stroke="solid" draw:stroke-dash="Dash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5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Verdana" style:font-style-name="Normal" style:font-family-generic="swiss" style:font-pitch="variable" fo:font-size="11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18pt" style:language-asian="none" style:country-asian="none" style:font-style-asian="normal" style:font-weight-asian="normal" style:font-family-complex="Tahoma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ClassHeader" style:family="graphic" style:parent-style-name="ClassDiagram">
      <style:graphic-properties draw:stroke-linejoin="round" draw:fill="solid" draw:fill-color="#cccccc" draw:secondary-fill-color="#99ccff" draw:fill-gradient-name="Linear_20_blue_2f_white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text-outline="false" style:text-line-through-style="none" style:text-position="0% 100%" fo:letter-spacing="normal" fo:text-shadow="none" style:text-underline-style="none" style:text-underline-mode="continuous" style:text-line-through-mode="continuous" style:letter-kerning="false" style:text-emphasize="none" style:text-scale="100%" style:font-relief="none" fo:hyphenate="false"/>
    </style:style>
    <style:style style:name="ClassProps" style:family="graphic" style:parent-style-name="ClassDiagram">
      <style:graphic-properties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 style:text-autospace="ideograph-alpha" style:punctuation-wrap="simple" style:line-break="strict">
        <style:tab-stops/>
      </style:paragraph-properties>
      <style:text-properties style:text-outline="false" style:text-line-through-style="none" style:text-position="0% 100%" fo:letter-spacing="normal" fo:text-shadow="none" style:text-underline-style="none" style:text-underline-mode="continuous" style:text-line-through-mode="continuous" style:letter-kerning="false" style:text-emphasize="none" style:text-scale="100%" style:font-relief="none" fo:hyphenate="false"/>
    </style:style>
    <style:style style:name="ClassMethods" style:family="graphic" style:parent-style-name="ClassDiagram">
      <style:graphic-properties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 style:text-autospace="ideograph-alpha" style:punctuation-wrap="simple" style:line-break="strict">
        <style:tab-stops/>
      </style:paragraph-properties>
      <style:text-properties style:text-outline="false" style:text-line-through-style="none" style:text-position="0% 100%" fo:letter-spacing="normal" fo:text-shadow="none" style:text-underline-style="none" style:text-underline-mode="continuous" style:text-line-through-mode="continuous" style:letter-kerning="false" style:text-emphasize="none" style:text-scale="100%" style:font-relief="none" fo:hyphenate="false"/>
    </style:style>
    <style:style style:name="Interactions" style:family="graphic" style:parent-style-name="standard">
      <style:graphic-properties draw:stroke-dash="Dash_20_1" draw:fill-color="#ffff99" draw:fill-gradient-name="Gradient_20_7" draw:fill-hatch-name="Hatch_20_1" draw:fill-image-name="Bitmape_20_1" draw:fill-image-width="0cm" draw:fill-image-height="0cm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6-05-02T13:24:38</meta:creation-date>
    <dc:date>2006-05-15T11:28:32</dc:date>
    <dc:language>fr-FR</dc:language>
    <meta:editing-cycles>8</meta:editing-cycles>
    <meta:editing-duration>PT57M42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